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w_wind_gradient" table:style-name="ta1">
        <table:shapes>
          <draw:frame draw:z-index="0" draw:style-name="gr1" draw:text-style-name="P1" svg:width="159.9mm" svg:height="90.04mm" svg:x="135.96mm" svg:y="30.28mm">
            <draw:object draw:notify-on-update-of-ranges="show_wind_gradient.A1:show_wind_gradient.A1 show_wind_gradient.A2:show_wind_gradient.A21 show_wind_gradient.B1:show_wind_gradient.B1 show_wind_gradient.B2:show_wind_gradient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wind 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,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58" calcext:value-type="float">
            <text:p>8,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1" calcext:value-type="float">
            <text:p>8,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7" calcext:value-type="float">
            <text:p>9,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2" calcext:value-type="float">
            <text:p>9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7:29:36.153000000</dc:date>
    <meta:editing-duration>PT1M56S</meta:editing-duration>
    <meta:editing-cycles>1</meta:editing-cycles>
    <meta:document-statistic meta:table-count="1" meta:cell-count="42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2.927cm" svg:y="4.203cm" style:legend-expansion="high" chart:style-name="ch2"/>
        <chart:plot-area chart:style-name="ch3" table:cell-range-address="show_wind_gradient.A1:show_wind_gradient.B21" chart:data-source-has-labels="both" svg:x="1.33cm" svg:y="0.18cm" svg:width="11.278cm" svg:height="7.664cm">
          <chartooo:coordinate-region svg:x="1.766cm" svg:y="0.38cm" svg:width="10.47cm" svg:height="6.817cm"/>
          <chart:axis chart:dimension="x" chart:name="primary-x" chart:style-name="ch4" chartooo:axis-type="auto">
            <chartooo:date-scale/>
            <chart:title svg:x="6.462cm" svg:y="8.024cm" chart:style-name="ch5">
              <text:p>height</text:p>
            </chart:title>
            <chart:categories table:cell-range-address="show_wind_gradient.A2:show_wind_gradient.A21"/>
          </chart:axis>
          <chart:axis chart:dimension="y" chart:name="primary-y" chart:style-name="ch4">
            <chart:title svg:x="0.451cm" svg:y="4.321cm" chart:style-name="ch6">
              <text:p>m/s</text:p>
            </chart:title>
            <chart:grid chart:style-name="ch7" chart:class="major"/>
          </chart:axis>
          <chart:series chart:style-name="ch8" chart:values-cell-range-address="show_wind_gradient.B2:show_wind_gradient.B21" chart:label-cell-address="show_wind_gradient.B1:show_wind_gradient.B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 speed</text:p>
                <draw:g>
                  <svg:desc>show_wind_gradient.B1:show_wind_gradien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ow_wind_gradient.A2:show_wind_gradient.A21</svg:desc>
                </draw:g>
              </table:table-cell>
              <table:table-cell office:value-type="float" office:value="5">
                <text:p>5</text:p>
                <draw:g>
                  <svg:desc>show_wind_gradient.B2:show_wind_gradient.B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32">
                <text:p>9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